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BrowserSecure.test_all_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WriterTest_BrowserSecure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WriterTest_BrowserSecure.test_z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BrowserSecure.test_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_BrowserSecure.test_all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BrowserSecure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